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fo:break-before="auto" fo:break-after="auto" table:align="margins"/>
    </style:style>
    <style:style style:name="Tabelle1.A" style:family="table-column">
      <style:table-column-properties style:column-width="2.461cm" style:rel-column-width="1395*"/>
    </style:style>
    <style:style style:name="Tabelle1.B" style:family="table-column">
      <style:table-column-properties style:column-width="14.538cm" style:rel-column-width="8242*"/>
    </style:style>
    <style:style style:name="Tabelle1.A1" style:family="table-cell" style:data-style-name="N37">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37">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9" style:family="table-cell">
      <style:table-cell-properties style:vertical-align=""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7"/>
    <style:style style:name="P3" style:family="paragraph" style:parent-style-name="Text_20_body" style:list-style-name="L8"/>
    <style:style style:name="P4" style:family="paragraph" style:parent-style-name="Text_20_body" style:list-style-name="L7">
      <style:paragraph-properties fo:margin-left="2.501cm" fo:margin-right="0cm" fo:text-indent="-0.635cm" style:auto-text-indent="false"/>
    </style:style>
    <style:style style:name="P5" style:family="paragraph" style:parent-style-name="Text_20_body" style:list-style-name="L8">
      <style:paragraph-properties fo:margin-left="2.501cm" fo:margin-right="0cm" fo:text-indent="-0.635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7">
      <style:paragraph-properties fo:margin-left="3.752cm" fo:margin-right="0cm" fo:text-indent="-0.635cm" style:auto-text-indent="false"/>
    </style:style>
    <style:style style:name="P8" style:family="paragraph" style:parent-style-name="Text_20_body" style:list-style-name="L7">
      <style:paragraph-properties fo:margin-left="1.251cm" fo:margin-right="0cm" fo:text-indent="-0.635cm" style:auto-text-indent="false"/>
    </style:style>
    <style:style style:name="P9" style:family="paragraph" style:parent-style-name="Text_20_body" style:list-style-name="L8">
      <style:paragraph-properties fo:margin-left="1.251cm" fo:margin-right="0cm" fo:text-indent="-0.635cm" style:auto-text-indent="false"/>
    </style:style>
    <style:style style:name="P10" style:family="paragraph" style:parent-style-name="Heading_20_1">
      <style:text-properties style:font-name="Arial"/>
    </style:style>
    <style:style style:name="P11" style:family="paragraph" style:parent-style-name="Table_20_Contents" style:list-style-name="L3"/>
    <style:style style:name="P12" style:family="paragraph" style:parent-style-name="Table_20_Contents" style:list-style-name="L4"/>
    <style:style style:name="P13" style:family="paragraph" style:parent-style-name="Table_20_Contents" style:list-style-name="L5"/>
    <style:style style:name="P14" style:family="paragraph" style:parent-style-name="Table_20_Contents" style:list-style-name="L6"/>
    <style:style style:name="P15" style:family="paragraph" style:parent-style-name="Table_20_Contents" style:list-style-name="L3">
      <style:paragraph-properties fo:margin-left="2.501cm" fo:margin-right="0cm" fo:text-indent="-0.635cm" style:auto-text-indent="false"/>
    </style:style>
    <style:style style:name="P16" style:family="paragraph" style:parent-style-name="Table_20_Contents" style:list-style-name="L6">
      <style:paragraph-properties fo:margin-left="2.501cm" fo:margin-right="0cm" fo:text-indent="-0.635cm" style:auto-text-indent="false"/>
    </style:style>
    <style:style style:name="P17" style:family="paragraph" style:parent-style-name="Table_20_Contents">
      <style:paragraph-properties fo:margin-left="1.251cm" fo:margin-right="0cm" fo:text-indent="-0.635cm" style:auto-text-indent="false"/>
    </style:style>
    <style:style style:name="P18" style:family="paragraph" style:parent-style-name="Table_20_Contents" style:list-style-name="L3">
      <style:paragraph-properties fo:margin-left="1.251cm" fo:margin-right="0cm" fo:text-indent="-0.635cm" style:auto-text-indent="false"/>
    </style:style>
    <style:style style:name="P19" style:family="paragraph" style:parent-style-name="Table_20_Contents" style:list-style-name="L6">
      <style:paragraph-properties fo:margin-left="1.251cm" fo:margin-right="0cm" fo:text-indent="-0.635cm" style:auto-text-indent="false"/>
    </style:style>
    <style:style style:name="P20" style:family="paragraph" style:parent-style-name="Table_20_Contents" style:list-style-name="L6">
      <style:paragraph-properties fo:margin-left="3.752cm" fo:margin-right="0cm" fo:text-indent="-0.635cm" style:auto-text-indent="false"/>
    </style:style>
    <style:style style:name="P21" style:family="paragraph" style:parent-style-name="Table_20_Contents" style:list-style-name="L6">
      <style:paragraph-properties fo:margin-left="0cm" fo:margin-right="0cm" fo:text-indent="0cm" style:auto-text-indent="false"/>
    </style:style>
    <style:style style:name="P22" style:family="paragraph" style:parent-style-name="Table_20_Contents" style:list-style-name="L6">
      <style:paragraph-properties fo:margin-left="5.002cm" fo:margin-right="0cm" fo:text-indent="-0.635cm" style:auto-text-indent="false"/>
    </style:style>
    <style:style style:name="T1" style:family="text">
      <style:text-properties style:font-name="Arial"/>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formatikunterricht Einführungsphase</text:h>
      <text:h text:style-name="Heading_20_2" text:outline-level="2"><text:span text:style-name="T1">Erstes Halbjahr</text:span></text:h>
      <text:p text:style-name="Text_20_body"><text:span text:style-name="T1"/></text:p>
      <text:list xml:id="list1235570941" text:style-name="L1">
        <text:list-item>
          <text:p text:style-name="P1"><text:span text:style-name="T1">Ende der Sommerferien war: 04.08.08</text:span></text:p>
        </text:list-item>
        <text:list-item>
          <text:p text:style-name="P1"><text:span text:style-name="T1">Unterricht immer Mittwoch Nachmittag 2h</text:span></text:p>
        </text:list-item>
      </text:list>
      <text:p text:style-name="Text_20_body"><text:span text:style-name="T1"/></text:p>
      <text:p text:style-name="Text_20_body"><text:span text:style-name="T1">(Datum zwischen 17.09.08 und Klausur nur geschätzt, da keine direkten Aufzeichnungen)</text:span></text:p>
      <text:p text:style-name="Text_20_body"><text:span text:style-name="T1"/></text:p>
      <table:table table:name="Tabelle1" table:style-name="Tabelle1">
        <table:table-column table:style-name="Tabelle1.A"/>
        <table:table-column table:style-name="Tabelle1.B"/>
        <table:table-row>
          <table:table-cell table:style-name="Tabelle1.A1" office:value-type="date" office:date-value="2008-08-06">
            <text:p text:style-name="Table_20_Contents">06.08.08</text:p>
          </table:table-cell>
          <table:table-cell table:style-name="Tabelle1.B1" office:value-type="string">
            <text:p text:style-name="Table_20_Contents">(nichts)</text:p>
          </table:table-cell>
        </table:table-row>
        <table:table-row>
          <table:table-cell table:style-name="Tabelle1.A2" office:value-type="date" office:date-value="2008-08-13">
            <text:p text:style-name="Table_20_Contents">13.08.08</text:p>
          </table:table-cell>
          <table:table-cell table:style-name="Tabelle1.B2" office:value-type="string">
            <text:p text:style-name="Table_20_Contents">Einführung Informatik: Theoretische, Praktische, Technische Informatik</text:p>
          </table:table-cell>
        </table:table-row>
        <table:table-row>
          <table:table-cell table:style-name="Tabelle1.A2" office:value-type="date" office:date-value="2008-08-20">
            <text:p text:style-name="Table_20_Contents">20.08.08</text:p>
          </table:table-cell>
          <table:table-cell table:style-name="Tabelle1.B2" office:value-type="string">
            <text:p text:style-name="Table_20_Contents">Besprechung der nächsten Zeit; Referatverteilung</text:p>
          </table:table-cell>
        </table:table-row>
        <table:table-row>
          <table:table-cell table:style-name="Tabelle1.A2" office:value-type="date" office:date-value="2008-08-27">
            <text:p text:style-name="Table_20_Contents">27.08.08</text:p>
          </table:table-cell>
          <table:table-cell table:style-name="Tabelle1.B2" office:value-type="string">
            <text:p text:style-name="Table_20_Contents">(nichts)</text:p>
          </table:table-cell>
        </table:table-row>
        <table:table-row>
          <table:table-cell table:style-name="Tabelle1.A2" office:value-type="date" office:date-value="2008-09-03">
            <text:p text:style-name="Table_20_Contents">03.09.08</text:p>
          </table:table-cell>
          <table:table-cell table:style-name="Tabelle1.B2" office:value-type="string">
            <text:p text:style-name="Table_20_Contents">Referat-Ausarbeitung</text:p>
          </table:table-cell>
        </table:table-row>
        <table:table-row>
          <table:table-cell table:style-name="Tabelle1.A2" office:value-type="date" office:date-value="2008-09-10">
            <text:p text:style-name="Table_20_Contents">10.09.08</text:p>
          </table:table-cell>
          <table:table-cell table:style-name="Tabelle1.B2" office:value-type="string">
            <text:p text:style-name="Table_20_Contents">Referat-Ausarbeitung</text:p>
          </table:table-cell>
        </table:table-row>
        <table:table-row>
          <table:table-cell table:style-name="Tabelle1.A2" office:value-type="date" office:date-value="2008-09-17">
            <text:p text:style-name="Table_20_Contents">17.09.08</text:p>
          </table:table-cell>
          <table:table-cell table:style-name="Tabelle1.B2" office:value-type="string">
            <text:p text:style-name="Table_20_Contents">Referat-Ausarbeitung</text:p>
          </table:table-cell>
        </table:table-row>
        <table:table-row>
          <table:table-cell table:style-name="Tabelle1.A2" office:value-type="date" office:date-value="2008-09-24">
            <text:p text:style-name="Table_20_Contents">24.09.08</text:p>
          </table:table-cell>
          <table:table-cell table:style-name="Tabelle1.B2" office:value-type="string">
            <text:p text:style-name="Table_20_Contents">Referat: <text:span text:style-name="T2">Das Internet</text:span> von (steht nicht auf Handout …..)</text:p>
            <text:p text:style-name="Table_20_Contents"/>
            <text:list xml:id="list1612732940" text:style-name="L3">
              <text:list-item>
                <text:p text:style-name="P11">Begriffsklärung</text:p>
              </text:list-item>
              <text:list-item>
                <text:p text:style-name="P11">Geschichte des Internets:</text:p>
              </text:list-item>
              <text:list-item>
                <text:p text:style-name="P15">ARPANET</text:p>
              </text:list-item>
              <text:list-item>
                <text:p text:style-name="P15">TCP/IP angesprochen</text:p>
              </text:list-item>
              <text:list-item>
                <text:p text:style-name="P15">erste Browser</text:p>
              </text:list-item>
              <text:list-item>
                <text:p text:style-name="P18">gesellschaftlicher Zusammenhang</text:p>
              </text:list-item>
              <text:list-item>
                <text:p text:style-name="P15">gesellschaftliche Bedeutung von E-Mail und Web</text:p>
              </text:list-item>
              <text:list-item>
                <text:p text:style-name="P18">Datenschutz im Internet</text:p>
              </text:list-item>
              <text:list-item>
                <text:p text:style-name="P15">rechtliche Grundlagen</text:p>
              </text:list-item>
              <text:list-item>
                <text:p text:style-name="P15">Probleme</text:p>
              </text:list-item>
              <text:list-item>
                <text:p text:style-name="P15">Risiken</text:p>
              </text:list-item>
              <text:list-item>
                <text:p text:style-name="P15">Maßnahmen</text:p>
              </text:list-item>
              <text:list-item>
                <text:p text:style-name="P15">Verschlüsselung</text:p>
              </text:list-item>
              <text:list-item>
                <text:p text:style-name="P18">Urheberrecht, Geistiges Eigentum</text:p>
              </text:list-item>
              <text:list-item>
                <text:p text:style-name="P15">Rechte des Urhebers</text:p>
              </text:list-item>
              <text:list-item>
                <text:p text:style-name="P18">Aufbau/Struktur des Internets</text:p>
              </text:list-item>
              <text:list-item>
                <text:p text:style-name="P15">Provider</text:p>
              </text:list-item>
              <text:list-item>
                <text:p text:style-name="P18">nur Definitionen:</text:p>
              </text:list-item>
              <text:list-item>
                <text:p text:style-name="P15">TCP</text:p>
              </text:list-item>
              <text:list-item>
                <text:p text:style-name="P15">IP</text:p>
              </text:list-item>
              <text:list-item>
                <text:p text:style-name="P15">UDP</text:p>
              </text:list-item>
              <text:list-item>
                <text:p text:style-name="P15">HTTP</text:p>
              </text:list-item>
              <text:list-item>
                <text:p text:style-name="P15">FTP</text:p>
              </text:list-item>
              <text:list-item>
                <text:p text:style-name="P18">Dienste im Internet allgemein</text:p>
              </text:list-item>
            </text:list>
            <text:p text:style-name="P17"/>
            <text:p text:style-name="P17"/>
          </table:table-cell>
        </table:table-row>
        <text:soft-page-break/>
        <table:table-row>
          <table:table-cell table:style-name="Tabelle1.A2" office:value-type="date" office:date-value="2008-10-22">
            <text:p text:style-name="Table_20_Contents">22.10.08</text:p>
          </table:table-cell>
          <table:table-cell table:style-name="Tabelle1.B9" office:value-type="string">
            <text:p text:style-name="Table_20_Contents">Referat: <text:span text:style-name="T2">Stylesheets</text:span> von Alicia und Jasmin (die Hälfte falsch bzw. durcheinandergebracht)</text:p>
            <text:p text:style-name="Table_20_Contents"/>
            <text:list xml:id="list718028912" text:style-name="L4">
              <text:list-item>
                <text:p text:style-name="P12">Sinn und Zweck</text:p>
              </text:list-item>
              <text:list-item>
                <text:p text:style-name="P12">Stylesheet-Sprachen</text:p>
              </text:list-item>
              <text:list-item>
                <text:p text:style-name="P12">Die Bedeutung für den Anwender</text:p>
              </text:list-item>
            </text:list>
          </table:table-cell>
        </table:table-row>
        <table:table-row>
          <table:table-cell table:style-name="Tabelle1.A2" office:value-type="date" office:date-value="2008-10-29">
            <text:p text:style-name="Table_20_Contents">29.10.08</text:p>
          </table:table-cell>
          <table:table-cell table:style-name="Tabelle1.B2" office:value-type="string">
            <text:p text:style-name="Table_20_Contents">Referat: <text:span text:style-name="T2">Suchmaschinen</text:span> von Alan und Unbekannt (steht nicht auf Handout, dass Alan dabei war weiß ich nur weil er meinte, Google habe keinen Index und durchsuche direkt, was zu einer langen Diskussion führte)</text:p>
            <text:p text:style-name="Table_20_Contents"/>
            <text:list xml:id="list1761832665" text:style-name="L5">
              <text:list-item>
                <text:p text:style-name="P13">Definition</text:p>
              </text:list-item>
              <text:list-item>
                <text:p text:style-name="P13">Vorstellung von 3 Suchmaschinen</text:p>
              </text:list-item>
              <text:list-item>
                <text:p text:style-name="P13">Probleme der Suchmaschinen</text:p>
              </text:list-item>
              <text:list-item>
                <text:p text:style-name="P13">Webcrawler</text:p>
              </text:list-item>
            </text:list>
          </table:table-cell>
        </table:table-row>
        <table:table-row>
          <table:table-cell table:style-name="Tabelle1.A2" office:value-type="date" office:date-value="2008-11-05">
            <text:p text:style-name="Table_20_Contents">05.11.08</text:p>
          </table:table-cell>
          <table:table-cell table:style-name="Tabelle1.B2" office:value-type="string">
            <text:p text:style-name="Table_20_Contents">Referat: <text:span text:style-name="T2">Datenbanken und SQL</text:span> von Tobias Schulz</text:p>
            <text:p text:style-name="Table_20_Contents"/>
            <text:list xml:id="list917394283" text:style-name="L6">
              <text:list-item>
                <text:p text:style-name="P14">Definitionen:</text:p>
              </text:list-item>
              <text:list-item>
                <text:p text:style-name="P16">Def. DBS</text:p>
              </text:list-item>
              <text:list-item>
                <text:p text:style-name="P16">Def. DBMS</text:p>
              </text:list-item>
              <text:list-item>
                <text:p text:style-name="P20">Funktionen</text:p>
              </text:list-item>
              <text:list-item>
                <text:p text:style-name="P20">häufig verwendete</text:p>
              </text:list-item>
              <text:list-item>
                <text:p text:style-name="P16">Def. Datenbank</text:p>
              </text:list-item>
              <text:list-item>
                <text:p text:style-name="P19">SQL</text:p>
              </text:list-item>
              <text:list-item>
                <text:p text:style-name="P16">Allgemein</text:p>
              </text:list-item>
              <text:list-item>
                <text:p text:style-name="P16">Merkmale</text:p>
              </text:list-item>
              <text:list-item>
                <text:p text:style-name="P16">Wofür?</text:p>
              </text:list-item>
              <text:list-item>
                <text:p text:style-name="P16">Warum SQL und keine spezielle API pro DBMS?</text:p>
              </text:list-item>
              <text:list-item>
                <text:p text:style-name="P16">SQL-“Dialekte“</text:p>
              </text:list-item>
              <text:list-item>
                <text:p text:style-name="P16">SQL-Normen und deren Verbreitung</text:p>
              </text:list-item>
              <text:list-item>
                <text:p text:style-name="P16">„Funktionen“:</text:p>
              </text:list-item>
              <text:list-item>
                <text:p text:style-name="P20">Tabellen:</text:p>
              </text:list-item>
              <text:list-item>
                <text:p text:style-name="P22">erstellen</text:p>
              </text:list-item>
              <text:list-item>
                <text:p text:style-name="P22">Struktur verändern</text:p>
              </text:list-item>
              <text:list-item>
                <text:p text:style-name="P22">löschen</text:p>
              </text:list-item>
              <text:list-item>
                <text:p text:style-name="P22">leeren</text:p>
              </text:list-item>
              <text:list-item>
                <text:p text:style-name="P22">kopieren</text:p>
              </text:list-item>
              <text:list-item>
                <text:p text:style-name="P22">Backups</text:p>
              </text:list-item>
              <text:list-item>
                <text:p text:style-name="P20">Daten:</text:p>
              </text:list-item>
              <text:list-item>
                <text:p text:style-name="P22">einfügen in Tabellen</text:p>
              </text:list-item>
              <text:list-item>
                <text:p text:style-name="P22">verändern</text:p>
              </text:list-item>
              <text:list-item>
                <text:p text:style-name="P22">löschen</text:p>
              </text:list-item>
              <text:list-item>
                <text:p text:style-name="P22">abrufen</text:p>
              </text:list-item>
              <text:list-item>
                <text:p text:style-name="P22">sortieren</text:p>
              </text:list-item>
              <text:list-item>
                <text:p text:style-name="P22">gruppieren</text:p>
              </text:list-item>
              <text:list-item>
                <text:p text:style-name="P20">Primary keys</text:p>
              </text:list-item>
              <text:list-item>
                <text:p text:style-name="P20">Unique keys</text:p>
              </text:list-item>
              <text:list-item>
                <text:p text:style-name="P20">Views</text:p>
              </text:list-item>
              <text:list-item>
                <text:p text:style-name="P20">Indices</text:p>
              </text:list-item>
              <text:list-item>
                <text:p text:style-name="P16">Beispiel an MySQL</text:p>
              </text:list-item>
              <text:list-item>
                <text:p text:style-name="P16">Einführung in PHP zum Zugriff von Websites aus</text:p>
              </text:list-item>
              <text:list-item>
                <text:p text:style-name="P20">Wichtige Funktionen</text:p>
              </text:list-item>
              <text:list-item>
                <text:p text:style-name="P20"><text:soft-page-break/>Syntax</text:p>
              </text:list-item>
              <text:list-item>
                <text:p text:style-name="P20">Mysql-relevante Funkionen von PHP</text:p>
                <text:p text:style-name="P21"/>
                <text:p text:style-name="P21">(hat den Rahmen von 20-30min um eine Stunde gesprengt...)</text:p>
              </text:list-item>
            </text:list>
          </table:table-cell>
        </table:table-row>
        <table:table-row>
          <table:table-cell table:style-name="Tabelle1.A2" office:value-type="date" office:date-value="2008-11-12">
            <text:p text:style-name="Table_20_Contents">12.11.08</text:p>
          </table:table-cell>
          <table:table-cell table:style-name="Tabelle1.B2" office:value-type="string">
            <text:p text:style-name="Table_20_Contents">Referat: HTTP und SMTP/IMAP von Virginia Britten</text:p>
            <text:p text:style-name="Table_20_Contents"/>
            <text:p text:style-name="Table_20_Contents">(hier habe ich das Handout nicht mehr, aber es detailliert darauf eingegangen und auch Auszüge aus der Kommunikation von HTTP-Server/Clients und SMTP-Server/Clients auf TCP-Ebene erklärt)</text:p>
          </table:table-cell>
        </table:table-row>
        <table:table-row>
          <table:table-cell table:style-name="Tabelle1.A2" office:value-type="date" office:date-value="2008-11-19">
            <text:p text:style-name="Table_20_Contents">19.11.08</text:p>
          </table:table-cell>
          <table:table-cell table:style-name="Tabelle1.B2" office:value-type="string">
            <text:p text:style-name="Table_20_Contents">Jetzt sollte sich der Kurs in Gruppen teilen, die bestimmte HTML-bezogene Projekte versuchen zu realisieren. Ich war mit Tim-Niklas Zimmer, Virginia Britten, Willi (Nachname unbekannt), Maximilian Hö-irgendwas im Projekt „Schultauschbörse“ (<text:a xlink:type="simple" xlink:href="http://assplaza.de.vu/">http://assplaza.de.vu/</text:a>). Daneben gab es zwei weitere Projekte, eins wurde von Alicia und Jasmin versucht zu realisieren und eins von Oliver Stoll und Sebastian Gentili, das eine (mit Word geschriebene) HTML-Datei über Fußball und Filme war. Alan und Viktor haben eine Fussballtipper-Software für ~80€ gekauft und wollten sie erweitern, sind aber nicht fertig geworden.</text:p>
          </table:table-cell>
        </table:table-row>
        <table:table-row>
          <table:table-cell table:style-name="Tabelle1.A2" office:value-type="date" office:date-value="2008-11-26">
            <text:p text:style-name="Table_20_Contents">26.11.08</text:p>
          </table:table-cell>
          <table:table-cell table:style-name="Tabelle1.B2" office:value-type="string">
            <text:p text:style-name="Table_20_Contents">(Projekte)</text:p>
          </table:table-cell>
        </table:table-row>
        <table:table-row>
          <table:table-cell table:style-name="Tabelle1.A2" office:value-type="date" office:date-value="2008-11-03">
            <text:p text:style-name="Table_20_Contents">03.11.08</text:p>
          </table:table-cell>
          <table:table-cell table:style-name="Tabelle1.B2" office:value-type="string">
            <text:p text:style-name="Table_20_Contents">(Projekte)</text:p>
          </table:table-cell>
        </table:table-row>
        <table:table-row>
          <table:table-cell table:style-name="Tabelle1.A2" office:value-type="date" office:date-value="2008-11-10">
            <text:p text:style-name="Table_20_Contents">10.11.08</text:p>
          </table:table-cell>
          <table:table-cell table:style-name="Tabelle1.B2" office:value-type="string">
            <text:p text:style-name="Table_20_Contents">(Projekte)</text:p>
          </table:table-cell>
        </table:table-row>
        <table:table-row>
          <table:table-cell table:style-name="Tabelle1.A2" office:value-type="date" office:date-value="2008-11-17">
            <text:p text:style-name="Table_20_Contents">17.11.08</text:p>
          </table:table-cell>
          <table:table-cell table:style-name="Tabelle1.B2" office:value-type="string">
            <text:p text:style-name="Table_20_Contents">Klausur</text:p>
          </table:table-cell>
        </table:table-row>
        <table:table-row>
          <table:table-cell table:style-name="Tabelle1.A2" office:value-type="date" office:date-value="2009-01-14">
            <text:p text:style-name="Table_20_Contents">14.01.09</text:p>
          </table:table-cell>
          <table:table-cell table:style-name="Tabelle1.B2" office:value-type="string">
            <text:p text:style-name="Table_20_Contents">Klausurbesprechung</text:p>
          </table:table-cell>
        </table:table-row>
      </table:table>
      <text:p text:style-name="Text_20_body"><text:span text:style-name="T1"/></text:p>
      <text:h text:style-name="Heading_20_2" text:outline-level="2"><text:span text:style-name="T1">Zweites Halbjahr</text:span></text:h>
      <text:p text:style-name="Text_20_body"><text:span text:style-name="T1"/></text:p>
      <text:p text:style-name="Text_20_body"><text:span text:style-name="T1">Erst wurden noch einen Monat etwa die Projekte weitergeführt, dann kam der Schrecken derer, die Informatik nur gewählt haben, um sich Naturwissenschaften zu sparen, Aussagenlogik. In diesem Zusammenhang hatten wir besprochen:</text:span></text:p>
      <text:list xml:id="list1963154061" text:style-name="L7">
        <text:list-item>
          <text:p text:style-name="P2"><text:span text:style-name="T1">Grundbegriffe der Aussagenlogik</text:span></text:p>
        </text:list-item>
        <text:list-item>
          <text:p text:style-name="P2"><text:span text:style-name="T1">Definition einer Aussage</text:span></text:p>
        </text:list-item>
        <text:list-item>
          <text:p text:style-name="P2"><text:span text:style-name="T1">Gibt es nur wahr und falsch oder auch „unbekannt“?</text:span></text:p>
        </text:list-item>
        <text:list-item>
          <text:p text:style-name="P2"><text:span text:style-name="T1">Was sind atomare Aussagen</text:span></text:p>
        </text:list-item>
        <text:list-item>
          <text:p text:style-name="P2"><text:span text:style-name="T1">Verknüpfung von Aussagen:</text:span></text:p>
        </text:list-item>
        <text:list-item>
          <text:p text:style-name="P4"><text:span text:style-name="T1">Negation</text:span></text:p>
        </text:list-item>
        <text:list-item>
          <text:p text:style-name="P7"><text:span text:style-name="T1">Definition</text:span></text:p>
        </text:list-item>
        <text:list-item>
          <text:p text:style-name="P7"><text:span text:style-name="T1">Wahrheitswertetabelle</text:span></text:p>
        </text:list-item>
        <text:list-item>
          <text:p text:style-name="P7"><text:span text:style-name="T1">Beispiele</text:span></text:p>
        </text:list-item>
        <text:list-item>
          <text:p text:style-name="P4"><text:span text:style-name="T1">Konjunktion</text:span></text:p>
        </text:list-item>
        <text:list-item>
          <text:p text:style-name="P7"><text:span text:style-name="T1">Definition</text:span></text:p>
        </text:list-item>
        <text:list-item>
          <text:p text:style-name="P7"><text:span text:style-name="T1">Wahrheitswertetabelle</text:span></text:p>
        </text:list-item>
        <text:list-item>
          <text:p text:style-name="P7"><text:span text:style-name="T1">Beispiele</text:span></text:p>
        </text:list-item>
        <text:list-item>
          <text:p text:style-name="P4"><text:soft-page-break/><text:span text:style-name="T1">Disjunktion</text:span></text:p>
        </text:list-item>
        <text:list-item>
          <text:p text:style-name="P7"><text:span text:style-name="T1">Definition</text:span></text:p>
        </text:list-item>
        <text:list-item>
          <text:p text:style-name="P7"><text:span text:style-name="T1">Wahrheitswertetabelle</text:span></text:p>
        </text:list-item>
        <text:list-item>
          <text:p text:style-name="P7"><text:span text:style-name="T1">Beispiele</text:span></text:p>
        </text:list-item>
        <text:list-item>
          <text:p text:style-name="P4"><text:span text:style-name="T1">Implikation</text:span></text:p>
        </text:list-item>
        <text:list-item>
          <text:p text:style-name="P7"><text:span text:style-name="T1">Definition</text:span></text:p>
        </text:list-item>
        <text:list-item>
          <text:p text:style-name="P7"><text:span text:style-name="T1">Wahrheitswertetabelle</text:span></text:p>
        </text:list-item>
        <text:list-item>
          <text:p text:style-name="P7"><text:span text:style-name="T1">Beispiele</text:span></text:p>
        </text:list-item>
        <text:list-item>
          <text:p text:style-name="P4"><text:span text:style-name="T1">Äquivalenz</text:span></text:p>
        </text:list-item>
        <text:list-item>
          <text:p text:style-name="P7"><text:span text:style-name="T1">Definition</text:span></text:p>
        </text:list-item>
        <text:list-item>
          <text:p text:style-name="P7"><text:span text:style-name="T1">Wahrheitswertetabelle</text:span></text:p>
        </text:list-item>
        <text:list-item>
          <text:p text:style-name="P7"><text:span text:style-name="T1">Beispiele</text:span></text:p>
        </text:list-item>
        <text:list-item>
          <text:p text:style-name="P8"><text:span text:style-name="T1">Klammern bzw. Bedeutung der Klammern</text:span></text:p>
        </text:list-item>
        <text:list-item>
          <text:p text:style-name="P8"><text:span text:style-name="T1">Syntax</text:span></text:p>
        </text:list-item>
        <text:list-item>
          <text:p text:style-name="P8"><text:span text:style-name="T1">Tautologien</text:span></text:p>
        </text:list-item>
        <text:list-item>
          <text:p text:style-name="P4"><text:span text:style-name="T1">Definition</text:span></text:p>
        </text:list-item>
        <text:list-item>
          <text:p text:style-name="P4"><text:span text:style-name="T1">Beispiele</text:span></text:p>
        </text:list-item>
        <text:list-item>
          <text:p text:style-name="P7"><text:span text:style-name="T1">Muss eine Tautologie eine atomare Aussage sein?</text:span></text:p>
        </text:list-item>
        <text:list-item>
          <text:p text:style-name="P8"><text:span text:style-name="T1">Äquivalenzregeln</text:span></text:p>
        </text:list-item>
        <text:list-item>
          <text:p text:style-name="P4"><text:span text:style-name="T1">Neutralelemente</text:span></text:p>
        </text:list-item>
        <text:list-item>
          <text:p text:style-name="P4"><text:span text:style-name="T1">Absorbierende Elemente</text:span></text:p>
        </text:list-item>
        <text:list-item>
          <text:p text:style-name="P4"><text:span text:style-name="T1">Kommutativität</text:span></text:p>
        </text:list-item>
        <text:list-item>
          <text:p text:style-name="P7"><text:span text:style-name="T1">Vgl. Mathematik</text:span></text:p>
        </text:list-item>
        <text:list-item>
          <text:p text:style-name="P4"><text:span text:style-name="T1">Assoziativität</text:span></text:p>
        </text:list-item>
        <text:list-item>
          <text:p text:style-name="P4"><text:span text:style-name="T1">Distributivität</text:span></text:p>
        </text:list-item>
        <text:list-item>
          <text:p text:style-name="P7"><text:span text:style-name="T1">Vgl. Mathematik</text:span></text:p>
        </text:list-item>
        <text:list-item>
          <text:p text:style-name="P4"><text:span text:style-name="T1">Absorption</text:span></text:p>
        </text:list-item>
        <text:list-item>
          <text:p text:style-name="P7"><text:span text:style-name="T1">Unterschied Absorbtion und absorbierende Elemente?</text:span></text:p>
        </text:list-item>
        <text:list-item>
          <text:p text:style-name="P4"><text:span text:style-name="T1">De Morgansche Regel</text:span></text:p>
        </text:list-item>
        <text:list-item>
          <text:p text:style-name="P4"><text:span text:style-name="T1">Kontraposition</text:span></text:p>
        </text:list-item>
        <text:list-item>
          <text:p text:style-name="P8"><text:span text:style-name="T1">Vereinfachen von Aussagen</text:span></text:p>
        </text:list-item>
      </text:list>
      <text:p text:style-name="P6"><text:span text:style-name="T1"/></text:p>
      <text:p text:style-name="P6"><text:span text:style-name="T1">Das nächste Thema war Daten, Datentypen und Datenstrukturen:</text:span></text:p>
      <text:p text:style-name="P6"><text:span text:style-name="T1"/></text:p>
      <text:list xml:id="list1865904518" text:style-name="L8">
        <text:list-item>
          <text:p text:style-name="P3"><text:span text:style-name="T1">Definitionen</text:span></text:p>
        </text:list-item>
        <text:list-item>
          <text:p text:style-name="P5"><text:span text:style-name="T1">Def. Daten</text:span></text:p>
        </text:list-item>
        <text:list-item>
          <text:p text:style-name="P5"><text:span text:style-name="T1">Def. Datenstrukturen</text:span></text:p>
        </text:list-item>
        <text:list-item>
          <text:p text:style-name="P5"><text:soft-page-break/><text:span text:style-name="T1">Def. Datentyp</text:span></text:p>
        </text:list-item>
        <text:list-item>
          <text:p text:style-name="P5"><text:span text:style-name="T1">Def. Information</text:span></text:p>
        </text:list-item>
        <text:list-item>
          <text:p text:style-name="P5"><text:span text:style-name="T1">Def. Nachricht</text:span></text:p>
        </text:list-item>
        <text:list-item>
          <text:p text:style-name="P5"><text:span text:style-name="T1">Def. Informationsverarbeitung</text:span></text:p>
        </text:list-item>
        <text:list-item>
          <text:p text:style-name="P5"><text:span text:style-name="T1">Def. Zeichensatz</text:span></text:p>
        </text:list-item>
        <text:list-item>
          <text:p text:style-name="P5"><text:span text:style-name="T1">Def. Zeichen</text:span></text:p>
        </text:list-item>
        <text:list-item>
          <text:p text:style-name="P9"><text:span text:style-name="T1">Dualsystem</text:span></text:p>
        </text:list-item>
        <text:list-item>
          <text:p text:style-name="P5"><text:span text:style-name="T1">Umrechnen ins Dezimalssystem und zurück</text:span></text:p>
        </text:list-item>
        <text:list-item>
          <text:p text:style-name="P9"><text:span text:style-name="T1">Hexadezimalsystem</text:span></text:p>
        </text:list-item>
        <text:list-item>
          <text:p text:style-name="P5"><text:span text:style-name="T1">Umrechnen ins Dezimalssystem und zurück</text:span></text:p>
        </text:list-item>
        <text:list-item>
          <text:p text:style-name="P9"><text:span text:style-name="T1">ASCII</text:span></text:p>
        </text:list-item>
        <text:list-item>
          <text:p text:style-name="P9"><text:span text:style-name="T1">ANSI</text:span></text:p>
        </text:list-item>
        <text:list-item>
          <text:p text:style-name="P9"><text:span text:style-name="T1">Unicode</text:span></text:p>
        </text:list-item>
        <text:list-item>
          <text:p text:style-name="P9"><text:span text:style-name="T1">Datentypen (16-Bit-Systeme!)</text:span></text:p>
        </text:list-item>
        <text:list-item>
          <text:p text:style-name="P5"><text:span text:style-name="T1">Integer / Ganze Zahlen</text:span></text:p>
        </text:list-item>
        <text:list-item>
          <text:p text:style-name="P5"><text:span text:style-name="T1">Real / Näherungswerte reelle Zahlen</text:span></text:p>
        </text:list-item>
        <text:list-item>
          <text:p text:style-name="P5"><text:span text:style-name="T1">Boolean</text:span></text:p>
        </text:list-item>
        <text:list-item>
          <text:p text:style-name="P5"><text:span text:style-name="T1">Character</text:span></text:p>
        </text:list-item>
        <text:list-item>
          <text:p text:style-name="P9"><text:span text:style-name="T1">Datenstrukturen</text:span></text:p>
        </text:list-item>
        <text:list-item>
          <text:p text:style-name="P5"><text:span text:style-name="T1">String</text:span></text:p>
        </text:list-item>
        <text:list-item>
          <text:p text:style-name="P5"><text:span text:style-name="T1">Array</text:span></text:p>
        </text:list-item>
        <text:list-item>
          <text:p text:style-name="P5"><text:span text:style-name="T1">Hash / assoziatives Array</text:span></text:p>
        </text:list-item>
        <text:list-item>
          <text:p text:style-name="P5"><text:span text:style-name="T1">Baum</text:span></text:p>
        </text:list-item>
      </text:list>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4T15:06:36</meta:creation-date>
    <dc:date>2009-09-04T16:12:54</dc:date>
    <meta:editing-duration>PT01H06M20S</meta:editing-duration>
    <meta:editing-cycles>4</meta:editing-cycles>
    <meta:generator>OpenOffice.org/3.0$Unix OpenOffice.org_project/300m15$Build-9379</meta:generator>
    <meta:document-statistic meta:table-count="1" meta:image-count="0" meta:object-count="0" meta:page-count="5" meta:paragraph-count="184" meta:word-count="701" meta:character-count="4777"/>
    <meta:user-defined meta:name="Info 1"/>
    <meta:user-defined meta:name="Info 2"/>
    <meta:user-defined meta:name="Info 3"/>
    <meta:user-defined meta:name="Info 4"/>
  </office:meta>
</office:document-meta>
</file>